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CE0000036691DC48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lue-subtitle">
      <style:graphic-properties draw:fill-color="#ffffff" fo:min-height="18.52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subtitle">
      <style:graphic-properties draw:fill-color="#ffffff" draw:auto-grow-height="true" fo:min-height="13.86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subtitle">
      <style:graphic-properties draw:fill-color="#ffffff" fo:min-height="13.609cm"/>
    </style:style>
    <style:style style:name="pr8" style:family="presentation" style:parent-style-name="Blue-title">
      <style:graphic-properties fo:min-height="3.506cm"/>
    </style:style>
    <style:style style:name="pr9" style:family="presentation" style:parent-style-name="Blu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8.522cm" svg:x="1.301cm" svg:y="0.125cm" presentation:class="subtitle">
          <draw:text-box>
            <text:p/>
            <text:p/>
            <text:p text:id="id1"><text:span text:style-name="T1">Drush and Drush Make</text:span></text:p>
            <text:p text:id="id2">OxDUG, Feb 1 2012</text:p>
          </draw:text-box>
        </draw:frame>
        <draw:frame draw:style-name="gr1" draw:text-style-name="P1" draw:layer="layout" svg:width="28cm" svg:height="2.384cm" svg:x="0.176cm" svg:y="16.772cm">
          <draw:text-box>
            <text:p text:style-name="P1">J-P Stacey, Torchbox Ltd. <text:s text:c="3"/></text:p>
            <text:p text:style-name="P1"/>
            <text:p text:id="id3" text:style-name="P1"><text:span text:style-name="T2">(PS: we are hiring!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 presentation:group-id="1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1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0">
        <office:forms form:automatic-focus="false" form:apply-design-mode="false"/>
        <draw:frame presentation:style-name="pr3" draw:text-style-name="P3" draw:id="id4" draw:layer="layout" svg:width="25.199cm" svg:height="13.86cm" svg:x="1.4cm" svg:y="4.914cm" presentation:class="subtitle">
          <draw:text-box>
            <text:p><text:span text:style-name="T3">Command-line version</text:span></text:p>
            <text:p><text:span text:style-name="T3">of Drupal admin, and more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What is Drush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ife without Drush</text:p>
          </draw:text-box>
        </draw:frame>
        <draw:frame presentation:style-name="pr6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5"><text:span text:style-name="T4">Want to enable or disable a module?</text:span></text:p>
              </text:list-item>
              <text:list-item>
                <text:p text:id="id6">admin/build/modules</text:p>
              </text:list-item>
              <text:list-item>
                <text:p text:id="id7">HTTP 403!</text:p>
              </text:list-item>
              <text:list-item>
                <text:p text:id="id8">user/login</text:p>
              </text:list-item>
              <text:list-item>
                <text:p text:id="id9">submit username &amp; password</text:p>
              </text:list-item>
              <text:list-item>
                <text:p text:id="id10">admin/build/modules</text:p>
              </text:list-item>
              <text:list-item>
                <text:p text:id="id11">… wait....</text:p>
              </text:list-item>
              <text:list-item>
                <text:p text:id="id12">click checkboxes &amp; submit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3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Life with Drush</text:p>
          </draw:text-box>
        </draw:frame>
        <draw:frame presentation:style-name="pr1" draw:text-style-name="P3" draw:id="id13" draw:layer="layout" svg:width="25.199cm" svg:height="18.522cm" svg:x="1.301cm" svg:y="0.125cm" presentation:class="subtitle">
          <draw:text-box>
            <text:p><text:span text:style-name="T3">$ drush pm-enable [MODULE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0">
        <office:forms form:automatic-focus="false" form:apply-design-mode="false"/>
        <draw:frame presentation:style-name="pr3" draw:layer="layout" svg:width="25.199cm" svg:height="13.86cm" svg:x="1.4cm" svg:y="4.914cm" presentation:class="subtitle">
          <draw:text-box>
            <text:p>[demonstration]</text:p>
          </draw:text-box>
        </draw:frame>
        <draw:frame presentation:style-name="pr4" draw:layer="layout" svg:width="25.199cm" svg:height="3.256cm" svg:x="1.301cm" svg:y="0.125cm" presentation:class="title">
          <draw:text-box>
            <text:p>Some Drush examples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is Drush make?</text:p>
          </draw:text-box>
        </draw:frame>
        <draw:frame presentation:style-name="pr7" draw:text-style-name="P3" draw:layer="layout" svg:width="25.199cm" svg:height="13.609cm" svg:x="1.4cm" svg:y="5.039cm" presentation:class="subtitle">
          <draw:text-box>
            <text:p><text:span text:style-name="T3">Turning 90% of your site</text:span></text:p>
            <text:p><text:span text:style-name="T3">building into a versioned</text:span></text:p>
            <text:p><text:span text:style-name="T3">plain-text "makefile"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ife without Drush mak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4"><text:span text:style-name="T4">Building your own site?</text:span></text:p>
              </text:list-item>
              <text:list-item>
                <text:p text:id="id15">Drupal core</text:p>
              </text:list-item>
              <text:list-item>
                <text:p text:id="id16">Contrib modules &amp; theme, 3<text:span text:style-name="T5">rd</text:span> party libraries</text:p>
              </text:list-item>
              <text:list-item>
                <text:p text:id="id17">Write custom modules &amp; theme</text:p>
              </text:list-item>
              <text:list-item>
                <text:p text:id="id18">Put it all in version control</text:p>
                <text:list>
                  <text:list-item>
                    <text:p text:id="id19">Enormous repository</text:p>
                  </text:list-item>
                  <text:list-item>
                    <text:p text:id="id20">Replicates much of d.o</text:p>
                  </text:list-item>
                  <text:list-item>
                    <text:p text:id="id21">And if you hack/bugfix contrib modules...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3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Life with Drush</text:p>
          </draw:text-box>
        </draw:frame>
        <draw:frame presentation:style-name="pr1" draw:text-style-name="P3" draw:id="id22" draw:layer="layout" svg:width="25.199cm" svg:height="18.522cm" svg:x="1.301cm" svg:y="0.125cm" presentation:class="subtitle">
          <draw:text-box>
            <text:p><text:span text:style-name="T3">$ drush make mysite.mak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0">
        <office:forms form:automatic-focus="false" form:apply-design-mode="false"/>
        <draw:frame presentation:style-name="pr3" draw:text-style-name="P5" draw:layer="layout" svg:width="25.199cm" svg:height="13.86cm" svg:x="1.4cm" svg:y="4.914cm" presentation:class="subtitle">
          <draw:text-box>
            <text:p><text:span text:style-name="T6">[demonstration]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Some Drush make examples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0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And finally</text:p>
          </draw:text-box>
        </draw:frame>
        <draw:frame presentation:style-name="pr9" draw:text-style-name="P3" draw:layer="layout" svg:width="25.199cm" svg:height="13.859cm" svg:x="1.4cm" svg:y="4.914cm" presentation:class="subtitle">
          <draw:text-box>
            <text:p text:id="id23"><text:span text:style-name="T3">Got any Drush tip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1.265cm" svg:height="1.533cm" svg:x="26.735cm" svg:y="19.467cm">
        <draw:image xlink:href="Pictures/10000000000002CE0000036691DC48FB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2-01T16:14:20</meta:creation-date>
    <dc:language>fi-FI</dc:language>
    <meta:editing-cycles>5</meta:editing-cycles>
    <meta:editing-duration>PT00H57M43S</meta:editing-duration>
    <meta:initial-creator>J-P </meta:initial-creator>
    <dc:date>2012-02-02T10:06:41</dc:date>
    <dc:creator>J-P 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